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A000001E2623BECAA59D16B4D.png" manifest:media-type="image/png"/>
  <manifest:file-entry manifest:full-path="Pictures/10000001000003DA0000010D9913F4024508BD95.png" manifest:media-type="image/png"/>
  <manifest:file-entry manifest:full-path="Pictures/10000001000003DA0000010DF2557C760F2EDF5D.png" manifest:media-type="image/png"/>
  <manifest:file-entry manifest:full-path="Pictures/10000001000003D30000028E4DEEBB25324AFEA5.png" manifest:media-type="image/png"/>
  <manifest:file-entry manifest:full-path="Pictures/10000001000003D30000028EB3B2D3F4B58539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6e4" officeooo:paragraph-rsid="000dd6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git 3</text:p>
      <text:p text:style-name="P1"/>
      <text:p text:style-name="P1"><draw:frame draw:style-name="fr2" draw:name="Imaxe1" text:anchor-type="char" svg:x="0cm" svg:y="0.148cm" svg:width="17cm" svg:height="11.356cm" draw:z-index="0"><draw:image xlink:href="Pictures/10000001000003D30000028EB3B2D3F4B5853999.png" xlink:type="simple" xlink:show="embed" xlink:actuate="onLoad" draw:mime-type="image/png"/></draw:frame></text:p>
      <text:p text:style-name="P1"><draw:frame draw:style-name="fr2" draw:name="Imaxe2" text:anchor-type="char" svg:x="0.212cm" svg:y="0.205cm" svg:width="17cm" svg:height="11.356cm" draw:z-index="1"><draw:image xlink:href="Pictures/10000001000003D30000028E4DEEBB25324AFEA5.png" xlink:type="simple" xlink:show="embed" xlink:actuate="onLoad" draw:mime-type="image/png"/></draw:frame></text:p>
      <text:p text:style-name="P1"/>
      <text:p text:style-name="P1"><draw:frame draw:style-name="fr1" draw:name="Imaxe3" text:anchor-type="char" svg:width="17cm" svg:height="4.637cm" draw:z-index="2"><draw:image xlink:href="Pictures/10000001000003DA0000010DF2557C760F2EDF5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xe4" text:anchor-type="char" svg:width="17cm" svg:height="4.637cm" draw:z-index="3"><draw:image xlink:href="Pictures/10000001000003DA0000010D9913F4024508BD95.png" xlink:type="simple" xlink:show="embed" xlink:actuate="onLoad" draw:mime-type="image/png"/></draw:frame></text:p>
      <text:p text:style-name="P1"/>
      <text:p text:style-name="P1"><draw:frame draw:style-name="fr1" draw:name="Imaxe5" text:anchor-type="char" svg:width="17cm" svg:height="8.31cm" draw:z-index="4"><draw:image xlink:href="Pictures/10000001000003DA000001E2623BECAA59D16B4D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0:39:41.039752973</meta:creation-date>
    <meta:generator>LibreOffice/7.3.7.2$Linux_X86_64 LibreOffice_project/30$Build-2</meta:generator>
    <dc:date>2023-10-30T11:01:08.231785038</dc:date>
    <meta:editing-duration>PT50S</meta:editing-duration>
    <meta:editing-cycles>1</meta:editing-cycles>
    <meta:document-statistic meta:table-count="0" meta:image-count="5" meta:object-count="0" meta:page-count="2" meta:paragraph-count="1" meta:word-count="3" meta:character-count="15" meta:non-whitespace-character-count="13"/>
  </office:meta>
</office:document-meta>
</file>